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%% Clear and Close Figures</text:span></text:p>
      <text:p text:style-name="P1"><text:span text:style-name="T1">clear ; close all; clc</text:span></text:p>
      <text:p text:style-name="P1"><text:span text:style-name="T1"/></text:p>
      <text:p text:style-name="P1"><text:span text:style-name="T1">fprintf('Loading data ...\n');</text:span></text:p>
      <text:p text:style-name="P1"><text:span text:style-name="T1"/></text:p>
      <text:p text:style-name="P1"><text:span text:style-name="T1">%% Load Data</text:span></text:p>
      <text:p text:style-name="P1"><text:span text:style-name="T1"/></text:p>
      <text:p text:style-name="P1"><text:span text:style-name="T2">X = Folds5x2pp(:,1:4);</text:span><text:span text:style-name="T3"/></text:p>
      <text:p text:style-name="P1"><text:span text:style-name="T4">y = Folds5x2pp(:,5);</text:span><text:span text:style-name="T5"/></text:p>
      <text:p text:style-name="P1"><text:span text:style-name="T5">m = length(y);</text:span></text:p>
      <text:p text:style-name="P1"><text:span text:style-name="T5"/></text:p>
      <text:p text:style-name="P1"><text:span text:style-name="T5">% Print out some data points</text:span></text:p>
      <text:p text:style-name="P1"><text:span text:style-name="T5">fprintf('First 10 examples from the dataset: \n');</text:span></text:p>
      <text:p text:style-name="P1"><text:span text:style-name="T5">fprintf(' x = [%.0f %.0f], y = %.0f \n', [X(1:10,:) y(1:10,:)]');</text:span></text:p>
      <text:p text:style-name="P1"><text:span text:style-name="T5"/></text:p>
      <text:p text:style-name="P1"><text:span text:style-name="T5">fprintf('Program paused. Press enter to continue.\n');</text:span></text:p>
      <text:p text:style-name="P1"><text:span text:style-name="T5">pause;</text:span></text:p>
      <text:p text:style-name="P1"><text:span text:style-name="T5"/></text:p>
      <text:p text:style-name="P1"><text:span text:style-name="T5">% Scale features and set them to zero mean</text:span></text:p>
      <text:p text:style-name="P1"><text:span text:style-name="T5">fprintf('Normalizing Features ...\n');</text:span></text:p>
      <text:p text:style-name="P1"><text:span text:style-name="T5"/></text:p>
      <text:p text:style-name="P1"><text:span text:style-name="T5">[X mu sigma] = featureNormalize(X);</text:span></text:p>
      <text:p text:style-name="P1"><text:span text:style-name="T5"/></text:p>
      <text:p text:style-name="P1"><text:span text:style-name="T5">% Add intercept term to X</text:span></text:p>
      <text:p text:style-name="P1"><text:span text:style-name="T5">X = [ones(m, 1) X];</text:span></text:p>
      <text:p text:style-name="P1"><text:span text:style-name="T5"/></text:p>
      <text:p text:style-name="P1"><text:span text:style-name="T5">fprintf('Running gradient descent ...\n');</text:span></text:p>
      <text:p text:style-name="P1"><text:span text:style-name="T5"/></text:p>
      <text:p text:style-name="P1"><text:span text:style-name="T5">% Choose some alpha value</text:span></text:p>
      <text:p text:style-name="P1"><text:span text:style-name="T5">alpha = 0.01;</text:span></text:p>
      <text:p text:style-name="P1"><text:span text:style-name="T5">num_iters = 400;</text:span></text:p>
      <text:p text:style-name="P1"><text:span text:style-name="T5"/></text:p>
      <text:p text:style-name="P1"><text:span text:style-name="T5">% Init Theta and Run Gradient Descent </text:span></text:p>
      <text:p text:style-name="P1"><text:span text:style-name="T5">theta = zeros(3, 1);</text:span></text:p>
      <text:p text:style-name="P1"><text:span text:style-name="T5">[theta, J_history] = gradientDescentMulti(X, y, theta, alpha, num_iters);</text:span></text:p>
      <text:p text:style-name="P1"><text:span text:style-name="T5"/></text:p>
      <text:p text:style-name="P1"><text:span text:style-name="T5">% Plot the convergence graph</text:span></text:p>
      <text:p text:style-name="P1"><text:span text:style-name="T5">figure;</text:span></text:p>
      <text:p text:style-name="P1"><text:span text:style-name="T5">plot(1:numel(J_history), J_history, '-b', 'LineWidth', 2);</text:span></text:p>
      <text:p text:style-name="P1"><text:span text:style-name="T5">xlabel('Number of iterations');</text:span></text:p>
      <text:p text:style-name="P1"><text:span text:style-name="T5">ylabel('Cost J');</text:span></text:p>
      <text:p text:style-name="P1"><text:span text:style-name="T5"/></text:p>
      <text:p text:style-name="P1"><text:span text:style-name="T5">% Display gradient descent's result</text:span></text:p>
      <text:p text:style-name="P1"><text:span text:style-name="T5">fprintf('Theta computed from gradient descent: \n');</text:span></text:p>
      <text:p text:style-name="P1"><text:span text:style-name="T5">fprintf(' %f \n', theta);</text:span></text:p>
      <text:p text:style-name="P1"><text:span text:style-name="T5">fprintf('\n');</text:span></text:p>
      <text:p text:style-name="P1"><text:span text:style-name="T5"/></text:p>
      <text:p text:style-name="P1"><text:span text:style-name="T5">fprintf('Solving with normal equations...\n');</text:span></text:p>
      <text:p text:style-name="P1"><text:span text:style-name="T5"/></text:p>
      <text:p text:style-name="P1"><text:span text:style-name="T6">X = Folds5x2pp(:,1:4);</text:span><text:span text:style-name="T7"/></text:p>
      <text:p text:style-name="P1"><text:span text:style-name="T8">y = Folds5x2pp(:,5);</text:span><text:span text:style-name="T9"/></text:p>
      <text:p text:style-name="P1"><text:span text:style-name="T9"/></text:p>
      <text:p text:style-name="P1"><text:span text:style-name="T9">m = length(y);</text:span></text:p>
      <text:p text:style-name="P1"><text:span text:style-name="T9"/></text:p>
      <text:p text:style-name="P1"><text:span text:style-name="T9">% Add intercept term to X</text:span></text:p>
      <text:p text:style-name="P1"><text:span text:style-name="T9">X = [ones(m, 1) X];</text:span></text:p>
      <text:p text:style-name="P1"><text:span text:style-name="T9"/></text:p>
      <text:p text:style-name="P1"><text:span text:style-name="T9">% Calculate the parameters from the normal equation</text:span></text:p>
      <text:p text:style-name="P1"><text:span text:style-name="T9">theta = normalEqn(X, y);</text:span></text:p>
      <text:p text:style-name="P1"><text:span text:style-name="T9"/></text:p>
      <text:p text:style-name="P1"><text:span text:style-name="T9">% Display normal equation's result</text:span></text:p>
      <text:p text:style-name="P1"><text:span text:style-name="T9">fprintf('Theta computed from the normal equations: \n');</text:span></text:p>
      <text:p text:style-name="P1"><text:span text:style-name="T9">fprintf(' %f \n', theta);</text:span></text:p>
      <text:p text:style-name="P1"><text:span text:style-name="T9">fprintf('\n');</text:span></text:p>
      <text:p text:style-name="P1"><text:span text:style-name="T9"/></text:p>
      <text:p text:style-name="P2"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